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0.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1c1c1c" draw:opacity="99%" draw:textarea-horizontal-align="justify" draw:textarea-vertical-align="middle" draw:auto-grow-height="false" fo:min-height="2.544cm" fo:min-width="0.135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1c1c1c" draw:opacity="99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27cm" svg:height="1.27cm" svg:x="12.367cm" svg:y="9.763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7cm" svg:height="1.27cm" svg:x="12.367cm" svg:y="11.287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27cm" svg:height="1.27cm" svg:x="15.732cm" svg:y="9.763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7cm" svg:height="1.27cm" svg:x="15.732cm" svg:y="11.287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033cm" svg:y1="11.118cm" svg:x2="12.367cm" svg:y2="10.398cm" draw:start-shape="id1" draw:start-glue-point="2" draw:end-shape="id2" draw:end-glue-point="3" svg:d="M11033 11118l1334-720" svg:viewBox="0 0 1335 721">
          <text:p/>
        </draw:connector>
        <draw:connector draw:style-name="gr2" draw:text-style-name="P3" xml:id="id1" draw:id="id1" draw:layer="layout" draw:type="line" svg:x1="11.033cm" svg:y1="11.118cm" svg:x2="12.367cm" svg:y2="11.922cm" draw:end-shape="id3" draw:end-glue-point="3" svg:d="M11033 11118l1334 804" svg:viewBox="0 0 1335 805">
          <text:p/>
        </draw:connector>
        <draw:connector draw:style-name="gr2" draw:text-style-name="P3" draw:layer="layout" draw:type="line" svg:x1="13.637cm" svg:y1="10.398cm" svg:x2="14.462cm" svg:y2="11.16cm" draw:start-shape="id2" draw:start-glue-point="1" draw:end-shape="id4" draw:end-glue-point="3" svg:d="M13637 10398l825 762" svg:viewBox="0 0 826 763">
          <text:p/>
        </draw:connector>
        <draw:connector draw:style-name="gr2" draw:text-style-name="P3" draw:layer="layout" draw:type="line" svg:x1="13.637cm" svg:y1="11.922cm" svg:x2="14.462cm" svg:y2="11.16cm" draw:start-shape="id3" draw:start-glue-point="1" draw:end-shape="id4" draw:end-glue-point="3" svg:d="M13637 11922l825-762" svg:viewBox="0 0 826 763">
          <text:p/>
        </draw:connector>
        <draw:connector draw:style-name="gr2" draw:text-style-name="P3" draw:layer="layout" draw:type="line" svg:x1="17.002cm" svg:y1="11.922cm" svg:x2="18.226cm" svg:y2="11.152cm" draw:start-shape="id5" draw:start-glue-point="1" draw:end-shape="id6" draw:end-glue-point="3" svg:d="M17002 11922l1224-770" svg:viewBox="0 0 1225 771">
          <text:p/>
        </draw:connector>
        <draw:connector draw:style-name="gr2" draw:text-style-name="P3" xml:id="id6" draw:id="id6" draw:layer="layout" draw:type="line" svg:x1="17.002cm" svg:y1="10.398cm" svg:x2="18.226cm" svg:y2="11.152cm" draw:start-shape="id7" draw:start-glue-point="1" svg:d="M17002 10398l1224 754" svg:viewBox="0 0 1225 755">
          <text:p/>
        </draw:connector>
        <draw:custom-shape draw:style-name="gr3" draw:text-style-name="P4" xml:id="id4" draw:id="id4" draw:layer="layout" svg:width="0.635cm" svg:height="2.794cm" svg:x="14.462cm" svg:y="9.763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097cm" svg:y1="11.16cm" svg:x2="15.732cm" svg:y2="10.398cm" draw:start-shape="id4" draw:start-glue-point="1" draw:end-shape="id7" draw:end-glue-point="3" svg:d="M15097 11160l635-762" svg:viewBox="0 0 636 763">
          <text:p/>
        </draw:connector>
        <draw:connector draw:style-name="gr2" draw:text-style-name="P3" draw:layer="layout" draw:type="line" svg:x1="15.097cm" svg:y1="11.16cm" svg:x2="15.732cm" svg:y2="11.922cm" draw:start-shape="id4" draw:start-glue-point="1" draw:end-shape="id5" draw:end-glue-point="3" svg:d="M15097 11160l635 762" svg:viewBox="0 0 636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10.222391000</meta:creation-date>
    <dc:date>2016-04-28T14:56:48.249421000</dc:date>
    <meta:editing-duration>PT1M38S</meta:editing-duration>
    <meta:editing-cycles>4</meta:editing-cycles>
    <meta:generator>LibreOffice/5.1.1.3$MacOSX_X86_64 LibreOffice_project/89f508ef3ecebd2cfb8e1def0f0ba9a803b88a6d</meta:generator>
    <meta:document-statistic meta:object-count="13"/>
  </office:meta>
</office:document-meta>
</file>